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 Bright" svg:font-family="Lucida Bright"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style>
    <style:style style:name="T2" style:parent-style-name="Policepardéfaut" style:family="text">
      <style:text-properties style:font-name="Lucida Bright" style:font-name-asian="Lucida Bright" style:font-name-complex="Lucida Bright" fo:font-weight="bold" style:font-weight-asian="bold" style:font-weight-complex="bold" fo:color="#00B050" fo:font-size="16pt" style:font-size-asian="16pt" style:font-size-complex="16pt" style:text-underline-type="single" style:text-underline-style="solid" style:text-underline-width="auto" style:text-underline-mode="continuous"/>
    </style:style>
    <style:style style:name="P3" style:parent-style-name="NormalWeb" style:family="paragraph">
      <style:paragraph-properties fo:text-align="justify" fo:margin-top="0.0833in" fo:margin-bottom="0.0833in" fo:line-height="150%" fo:background-color="#FFFFFF"/>
    </style:style>
    <style:style style:name="T4" style:parent-style-name="Policepardéfaut" style:family="text">
      <style:text-properties style:font-name="Lucida Bright" style:font-name-complex="Arial" fo:color="#202122" fo:background-color="#FFFFFF"/>
    </style:style>
    <style:style style:name="T5" style:parent-style-name="Policepardéfaut" style:family="text">
      <style:text-properties style:font-name="Lucida Bright" style:font-name-complex="Arial" fo:font-weight="bold" style:font-weight-asian="bold" style:font-weight-complex="bold" fo:color="#202122" fo:background-color="#FFFFFF"/>
    </style:style>
    <style:style style:name="T6" style:parent-style-name="Policepardéfaut" style:family="text">
      <style:text-properties style:font-name="Lucida Bright" style:font-name-complex="Arial" fo:color="#202122" fo:background-color="#FFFFFF"/>
    </style:style>
    <style:style style:name="T7" style:parent-style-name="Policepardéfaut" style:family="text">
      <style:text-properties style:font-name="Lucida Bright" style:font-name-complex="Arial" fo:color="#202122" fo:background-color="#FFFFFF"/>
    </style:style>
    <style:style style:name="T8" style:parent-style-name="Policepardéfaut" style:family="text">
      <style:text-properties style:font-name="Lucida Bright" style:font-name-complex="Arial" fo:background-color="#FFFFFF"/>
    </style:style>
    <style:style style:name="T9" style:parent-style-name="Lienhypertexte" style:family="text">
      <style:text-properties style:font-name="Lucida Bright" style:font-name-complex="Arial" style:use-window-font-color="true" fo:background-color="#FFFFFF" style:text-underline-type="none"/>
    </style:style>
    <style:style style:name="T10" style:parent-style-name="Policepardéfaut" style:family="text">
      <style:text-properties style:font-name="Lucida Bright" style:font-name-complex="Arial" fo:color="#202122" fo:background-color="#FFFFFF"/>
    </style:style>
    <style:style style:name="T11" style:parent-style-name="Policepardéfaut" style:family="text">
      <style:text-properties style:font-name="Lucida Bright" style:font-name-complex="Arial" fo:color="#202122" fo:background-color="#FFFFFF"/>
    </style:style>
    <style:style style:name="P12" style:parent-style-name="NormalWeb" style:family="paragraph">
      <style:paragraph-properties fo:text-align="justify" fo:margin-top="0.0833in" fo:margin-bottom="0.0833in" fo:line-height="150%" fo:background-color="#FFFFFF"/>
      <style:text-properties style:font-name="Lucida Bright" style:font-name-complex="Arial" fo:color="#202122" fo:background-color="#FFFFFF"/>
    </style:style>
    <style:style style:name="P13" style:parent-style-name="Normal" style:family="paragraph">
      <style:paragraph-properties fo:text-align="justify" fo:line-height="150%"/>
    </style:style>
    <style:style style:name="T14" style:parent-style-name="Policepardéfaut" style:family="text">
      <style:text-properties style:font-name="Lucida Bright" fo:font-size="12pt" style:font-size-asian="12pt" style:font-size-complex="12pt"/>
    </style:style>
    <style:style style:name="T15" style:parent-style-name="Policepardéfaut" style:family="text">
      <style:text-properties style:font-name="Lucida Bright" fo:font-size="12pt" style:font-size-asian="12pt" style:font-size-complex="12pt"/>
    </style:style>
    <style:style style:name="T16" style:parent-style-name="Policepardéfaut" style:family="text">
      <style:text-properties style:font-name="Lucida Bright" fo:font-size="12pt" style:font-size-asian="12pt" style:font-size-complex="12pt"/>
    </style:style>
    <style:style style:name="T17" style:parent-style-name="Policepardéfaut" style:family="text">
      <style:text-properties style:font-name="Lucida Bright" style:font-name-asian="Lucida Bright" style:font-name-complex="Lucida Bright" fo:font-size="12pt" style:font-size-asian="12pt" style:font-size-complex="12pt"/>
    </style:style>
    <style:style style:name="T18" style:parent-style-name="Policepardéfaut" style:family="text">
      <style:text-properties style:font-name="Lucida Bright" style:font-name-asian="Lucida Bright" style:font-name-complex="Lucida Bright" fo:font-size="12pt" style:font-size-asian="12pt" style:font-size-complex="12pt"/>
    </style:style>
    <style:style style:name="T19" style:parent-style-name="Policepardéfaut" style:family="text">
      <style:text-properties style:font-name="Lucida Bright" style:font-name-asian="Lucida Bright" style:font-name-complex="Lucida Bright" fo:font-size="12pt" style:font-size-asian="12pt" style:font-size-complex="12pt"/>
    </style:style>
    <style:style style:name="T20" style:parent-style-name="Policepardéfaut" style:family="text">
      <style:text-properties style:font-name="Lucida Bright" style:font-name-asian="Lucida Bright" style:font-name-complex="Lucida Bright" fo:font-size="12pt" style:font-size-asian="12pt" style:font-size-complex="12pt"/>
    </style:style>
    <style:style style:name="P21" style:parent-style-name="Normal" style:family="paragraph">
      <style:paragraph-properties fo:text-align="justify" fo:line-height="150%"/>
      <style:text-properties style:font-name="Lucida Bright" style:font-name-asian="Lucida Bright" style:font-name-complex="Lucida Bright" fo:font-size="12pt" style:font-size-asian="12pt" style:font-size-complex="12pt"/>
    </style:style>
    <style:style style:name="P22" style:parent-style-name="Normal" style:family="paragraph">
      <style:paragraph-properties fo:text-align="justify" fo:line-height="150%"/>
      <style:text-properties style:font-name="Lucida Bright" style:font-name-asian="Lucida Bright" style:font-name-complex="Lucida Bright" fo:font-size="12pt" style:font-size-asian="12pt" style:font-size-complex="12pt"/>
    </style:style>
    <style:style style:name="P23" style:parent-style-name="Normal" style:family="paragraph">
      <style:paragraph-properties fo:text-align="justify" fo:line-height="150%"/>
      <style:text-properties style:font-name="Lucida Bright" style:font-name-asian="Lucida Bright" style:font-name-complex="Lucida Bright" fo:font-size="12pt" style:font-size-asian="12pt" style:font-size-complex="12pt"/>
    </style:style>
    <style:style style:name="P24" style:parent-style-name="Normal" style:family="paragraph">
      <style:paragraph-properties fo:text-align="justify" fo:line-height="150%"/>
      <style:text-properties style:font-name="Lucida Bright" style:font-name-asian="Lucida Bright" style:font-name-complex="Lucida Bright" fo:font-size="12pt" style:font-size-asian="12pt" style:font-size-complex="12pt"/>
    </style:style>
    <style:style style:name="P25" style:parent-style-name="Normal" style:family="paragraph">
      <style:paragraph-properties fo:text-align="justify" fo:line-height="150%"/>
      <style:text-properties style:font-name="Lucida Bright" style:font-name-asian="Lucida Bright" style:font-name-complex="Lucida Bright" fo:font-size="12pt" style:font-size-asian="12pt" style:font-size-complex="12pt"/>
    </style:style>
    <style:style style:name="P26" style:parent-style-name="Normal" style:family="paragraph">
      <style:paragraph-properties fo:text-align="justify" fo:line-height="150%"/>
      <style:text-properties style:font-name="Lucida Bright" style:font-name-asian="Lucida Bright" style:font-name-complex="Lucida Bright" fo:font-size="12pt" style:font-size-asian="12pt" style:font-size-complex="12pt"/>
    </style:style>
    <style:style style:name="P27" style:parent-style-name="Normal" style:family="paragraph">
      <style:paragraph-properties fo:text-align="justify" fo:line-height="150%"/>
      <style:text-properties style:font-name="Lucida Bright" style:font-name-asian="Lucida Bright" style:font-name-complex="Lucida Bright" fo:font-size="12pt" style:font-size-asian="12pt" style:font-size-complex="12pt"/>
    </style:style>
    <style:style style:name="P28" style:parent-style-name="Normal" style:family="paragraph">
      <style:paragraph-properties fo:text-align="justify" fo:line-height="150%"/>
      <style:text-properties style:font-name="Lucida Bright" style:font-name-asian="Lucida Bright" style:font-name-complex="Lucida Bright" fo:font-size="12pt" style:font-size-asian="12pt" style:font-size-complex="12pt"/>
    </style:style>
    <style:style style:name="P29" style:parent-style-name="Normal" style:family="paragraph">
      <style:paragraph-properties fo:text-align="justify" fo:line-height="150%"/>
      <style:text-properties style:font-name="Lucida Bright" fo:font-size="12pt" style:font-size-asian="12pt" style:font-size-complex="12pt"/>
    </style:style>
    <style:style style:name="P30" style:parent-style-name="Normal" style:family="paragraph">
      <style:paragraph-properties fo:text-align="justify" fo:line-height="150%"/>
      <style:text-properties style:font-name="Lucida Bright" fo:font-size="12pt" style:font-size-asian="12pt" style:font-size-complex="12pt"/>
    </style:style>
    <style:style style:name="P31" style:parent-style-name="Normal" style:family="paragraph">
      <style:paragraph-properties fo:text-align="justify" fo:line-height="150%"/>
    </style:style>
    <style:style style:name="T32" style:parent-style-name="Policepardéfaut" style:family="text">
      <style:text-properties style:font-name="Lucida Bright" fo:font-size="12pt" style:font-size-asian="12pt" style:font-size-complex="12pt"/>
    </style:style>
    <style:style style:name="T33" style:parent-style-name="Policepardéfaut" style:family="text">
      <style:text-properties style:font-name="Lucida Bright" fo:color="#0D405F" fo:font-size="12pt" style:font-size-asian="12pt" style:font-size-complex="12pt" fo:background-color="#FFFFFF"/>
    </style:style>
  </office:automatic-styles>
  <office:body>
    <office:text text:use-soft-page-breaks="true">
      <text:p text:style-name="P1"><text:span text:style-name="T2">Problématique:</text:span></text:p>
      <text:p text:style-name="P3"><text:span text:style-name="T4">Le système éducatif marocain</text:span><text:span text:style-name="T5"> </text:span><text:span text:style-name="T6">est caractérisé par la cohabitation du système public et privé, et de l'enseignement francophone et arabophone. Ce système comprend les enseignements préscolaire, primaire, secondaire et<text:s/></text:span><text:span text:style-name="T7">universitaire. L’enseignement préscolaire est obligatoire et accessible à tous les enfants de moins de six ans. Le cycle de l'enseignement primaire dure six ans et accueille les enfants de 6 à 12 ans.<text:s/></text:span><text:span text:style-name="T8">L'</text:span><text:a xlink:href="https://fr.wikipedia.org/wiki/Enseignement_secondaire" office:target-frame-name="_top" xlink:show="replace"><text:span text:style-name="T9">enseignement secondaire</text:span></text:a><text:span text:style-name="T10"> s'ouvre par un premier cycle d'enseignement collégial de trois ans, dénommé « Collège », et suivi par les élèves entre 13ans et 15ans, après un deuxième cycle  d'enseignement secondaire supérieur dénommé « Lycée »,</text:span><text:span text:style-name="T11"><text:s/>et suivi par les élèves entre 15ans et 18ans, et dernièrement l’enseignement supérieur.</text:span></text:p>
      <text:p text:style-name="P12"/>
      <text:p text:style-name="P13"><text:span text:style-name="T14">De nombreuses personnes soulignent les défauts de notre système scolaire actuel. Certaines d’entre elles en appellent à un changement dans les pratiques éducatives, e</text:span><text:span text:style-name="T15">t notamment au recours à certaines pédagogies qui pourraient favoriser un meilleur apprentissage tout en garantissant le bien être des élèves. Ce genre de revendication provient en partie du fait que le mal être semble augmenter à l’école, aussi bien du cô</text:span><text:span text:style-name="T16">té des élèves que de celui du professeur. Une déviance s’affirme également vis à vis de l’école française qui ne plus ne semble pas tenir ses promesses en matière d’efficacité, comme en témoignent ces chiffres alarmants : chaque année,<text:s/></text:span><text:span text:style-name="T17">25% c’est le pourcen</text:span><text:span text:style-name="T18">tage d’enfants qui sortent du cycle primaire chaque année avec des acquis fragiles et insuffisants, en lecture, mathématique et écriture. A ces 25% d’enfants s’ajoutent 15% d’enfants qui sortiront chaque année du primaire en n’ayant pas les acquis de base,</text:span><text:span text:style-name="T19"><text:s/>ce qui nous fait un total de 40% d’enfants chaque année, soit environ 300 000 élèves sortent du primaire avec des graves lacunes (rapport du haut conseil de l’éducation), et ce rapport précise que ces lacunes les empêcheront de poursuivre une scolarité no</text:span><text:span text:style-name="T20">rmale au collège.</text:span></text:p>
      <text:p text:style-name="P21"/>
      <text:p text:style-name="P22">Les informations solides que nous donnent les sciences cognitives, pour comprendre la façon dont apprend l’être humain, la première chose c’est l’attention, c’est-à-dire que pour apprendre il faut être attentif, la deuxième chose il faut<text:s/>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text:s/><text:soft-page-break/>ensuite de répéter pour<text:s/>consolider, et cette répétition va permettre au savoir de s’automatiser, de ne plus prendre autant de ressources et d’effort conscient.</text:p>
      <text:p text:style-name="P23"/>
      <text:p text:style-name="P24">Pourtant au Maroc l’école maternelle sollicite très peu ces quatre paramètres de l’apprentissage, alors si l’on<text:s/>regarde tout simplement une matinée en maternelle, on le voit tout de suite sur trois heures de classe il n’y a que 30 minutes en moyenne de moments dédies à ce qui va être un apprentissage direct guide par l’enseignant.</text:p>
      <text:p text:style-name="P25"/>
      <text:p text:style-name="P26">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27"/>
      <text:p text:style-name="P28">Autrement si nous respections ces mécanismes de base, nous seulement les enfants s’épanouiraient au niveau scolaire, mais ce que nous appelons les compétences non cognitives, la confiance en soi,<text:s/>l’estime de soi, la capacité d’entraide et coopération tout ça se développerait et fleurirait sans avoir cherché à le provoquer.</text:p>
      <text:p text:style-name="P29">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30"/>
      <text:soft-page-break/>
      <text:p text:style-name="P31"><text:span text:style-name="T32">Plusieurs questions se posent à cause de cette problématique, dans quelle mesure l’apprentissage des enfants, est-il une nécessité ?<text:s/></text:span><text:span text:style-name="T33">Quelle communication entre acteurs de l’enseignements et leurs élèves ? Quel modèle de l’éducation il faut suivre ? Le modèle Montessori de l’école, un modèle parfait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 Bright" svg:font-family="Lucida Bright"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3" style:display-name="Titre 3" style:family="paragraph" style:parent-style-name="Normal" style:default-outline-level="3">
      <style:paragraph-properties style:vertical-align="auto"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true"/>
    </style:style>
    <style:style style:name="Titre3Car" style:display-name="Titre 3 Car" style:family="text" style:parent-style-name="Policepardéfau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mw-headline" style:display-name="mw-headlin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4923in" fo:margin-bottom="0.984in" fo:margin-right="0.4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15T14:38:00Z</meta:creation-date>
    <dc:date>2020-05-16T03:09:00Z</dc:date>
    <meta:template xlink:href="Normal.dotm" xlink:type="simple"/>
    <meta:editing-cycles>13</meta:editing-cycles>
    <meta:editing-duration>PT5940S</meta:editing-duration>
    <meta:document-statistic meta:page-count="3" meta:paragraph-count="10" meta:word-count="823" meta:character-count="5345" meta:row-count="37" meta:non-whitespace-character-count="4532"/>
  </office:meta>
</office:document-meta>
</file>